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00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5000b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50e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5"/>
        <table:table-column table:style-name="co2" table:default-cell-style-name="ce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0"/>
        <table:table-column table:style-name="co2" table:default-cell-style-name="ce12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Författare</text:p>
          </table:table-cell>
          <table:table-cell table:style-name="ce1" office:value-type="string">
            <text:p>Status</text:p>
          </table:table-cell>
          <table:table-cell table:style-name="ce8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19.803cm" svg:y="0.02cm" draw:caption-point-x="-1.177cm" draw:caption-point-y="-0.01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22.978cm" svg:y="0.02cm" draw:caption-point-x="-2.481cm" draw:caption-point-y="-0.01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6.153cm" svg:y="0.02cm" draw:caption-point-x="-3.494cm" draw:caption-point-y="-0.01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29.327cm" svg:y="0.02cm" draw:caption-point-x="-4.929cm" draw:caption-point-y="-0.01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text:p>Testansvarig</text:p>
          </table:table-cell>
          <table:table-cell table:style-name="ce1" office:value-type="string">
            <text:p>Testprotokoll</text:p>
          </table:table-cell>
          <table:table-cell table:style-name="ce1" table:number-columns-repeated="7"/>
          <table:table-cell table:number-columns-repeated="237"/>
        </table:table-row>
        <table:table-row table:style-name="ro2">
          <table:table-cell office:value-type="string">
            <text:p>Uppdatera innehåll startsid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SUM([.F2] + ([.G2]*0.5) + ([.H2]*0.25))" office:value-type="float" office:value="4.75">
            <text:p>4,75</text:p>
          </table:table-cell>
          <table:table-cell office:value-type="string">
            <text:p>Marike</text:p>
          </table:table-cell>
          <table:table-cell table:style-name="ce14" office:value-type="string">
            <text:p>Testfall1</text:p>
          </table:table-cell>
          <table:table-cell table:number-columns-repeated="244"/>
        </table:table-row>
        <table:table-row table:style-name="ro2">
          <table:table-cell office:value-type="string">
            <text:p>Skapa nytt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Kla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F3] + ([.G3]*0.5) + ([.H3]*0.25))" office:value-type="float" office:value="4.25">
            <text:p>4,25</text:p>
          </table:table-cell>
          <table:table-cell office:value-type="string">
            <text:p>Marike</text:p>
          </table:table-cell>
          <table:table-cell table:style-name="ce14" office:value-type="string">
            <text:p>Testfall2</text:p>
          </table:table-cell>
          <table:table-cell table:number-columns-repeated="244"/>
        </table:table-row>
        <table:table-row table:style-name="ro2">
          <table:table-cell office:value-type="string">
            <text:p>Redigera bef.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Kla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4] + ([.G4]*0.5) + ([.H4]*0.25))" office:value-type="float" office:value="2">
            <text:p>2</text:p>
          </table:table-cell>
          <table:table-cell office:value-type="string">
            <text:p>Marike</text:p>
          </table:table-cell>
          <table:table-cell table:style-name="ce14" office:value-type="string">
            <text:p>Testfall3</text:p>
          </table:table-cell>
          <table:table-cell table:number-columns-repeated="244"/>
        </table:table-row>
        <table:table-row table:style-name="ro2">
          <table:table-cell office:value-type="string">
            <text:p>Administrera bokningslist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SUM([.F5] + ([.G5]*0.5) + ([.H5]*0.25))" office:value-type="float" office:value="1.75">
            <text:p>1,7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Registrera bokning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 table:style-name="ce6" office:value-type="string">
            <text:p>Påbörjad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F6] + ([.G6]*0.5) + ([.H6]*0.25))" office:value-type="float" office:value="8.25">
            <text:p>8,2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3">
          <table:table-cell office:value-type="string">
            <text:p>Använda kontaktformulär</text:p>
          </table:table-cell>
          <table:table-cell office:value-type="string">
            <text:p>Besökare + Administratör</text:p>
          </table:table-cell>
          <table:table-cell office:value-type="string">
            <text:p>Marike</text:p>
          </table:table-cell>
          <table:table-cell table:style-name="ce6" office:value-type="string">
            <text:p>Påbörj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F7] + ([.G7]*0.5) + ([.H7]*0.25))" office:value-type="float" office:value="3.5">
            <text:p>3,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Responsiv design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 table:style-name="ce6" office:value-type="string">
            <text:p>Påbörja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1" table:formula="of:=SUM([.F8] + ([.G8]*0.5) + ([.H8]*0.25))" office:value-type="float" office:value="8.25">
            <text:p>8,2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Facebook och twitter</text:p>
          </table:table-cell>
          <table:table-cell office:value-type="string">
            <text:p>Besökare 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F9] + ([.G9]*0.5) + ([.H9]*0.25))" office:value-type="float" office:value="2.5">
            <text:p>2,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Validerin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formula="of:=SUM([.F10] + ([.G10]*0.5) + ([.H10]*0.25))" office:value-type="float" office:value="3.25">
            <text:p>3,2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Läs nyheter från sidebar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 table:style-name="ce6" office:value-type="string">
            <text:p>Påbörj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2" table:formula="of:=SUM([.F11] + ([.G11]*0.5) + ([.H11]*0.25))" office:value-type="float" office:value="2.5">
            <text:p>2,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Publicerin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2" table:formula="of:=SUM([.F12] + ([.G12]*0.5) + ([.H12]*0.25))" office:value-type="float" office:value="7.75">
            <text:p>7,75</text:p>
          </table:table-cell>
          <table:table-cell table:style-name="ce13" office:value-type="string">
            <text:p>Marike</text:p>
          </table:table-cell>
          <table:table-cell table:number-columns-repeated="245"/>
        </table:table-row>
        <table:table-row table:style-name="ro4" table:number-rows-repeated="3">
          <table:table-cell table:number-columns-repeated="3"/>
          <table:table-cell table:style-name="ce7"/>
          <table:table-cell table:style-name="ce2"/>
          <table:table-cell table:number-columns-repeated="4"/>
          <table:table-cell table:style-name="ce2"/>
          <table:table-cell table:number-columns-repeated="245"/>
        </table:table-row>
        <table:table-row table:style-name="ro4">
          <table:table-cell table:style-name="ce3" table:number-columns-repeated="8"/>
          <table:table-cell table:style-name="ce11"/>
          <table:table-cell table:style-name="ce3"/>
          <table:table-cell table:number-columns-repeated="245"/>
        </table:table-row>
        <table:table-row table:style-name="ro4">
          <table:table-cell table:style-name="Default" table:number-columns-repeated="18"/>
          <table:table-cell table:number-columns-repeated="237"/>
        </table:table-row>
        <table:table-row table:style-name="ro4">
          <table:table-cell table:style-name="Default" table:number-columns-repeated="8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9"/>
          <table:table-cell table:number-columns-repeated="237"/>
        </table:table-row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2014-05-05</text:date>, <text:time>13:04:1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4-05-05T13:04:14</dc:date>
    <meta:editing-duration>P4DT10H14M20S</meta:editing-duration>
    <meta:editing-cycles>44</meta:editing-cycles>
    <meta:document-statistic meta:table-count="1" meta:cell-count="125" meta:object-count="0"/>
    <meta:user-defined meta:name=""/>
  </office:meta>
</office:document-meta>
</file>